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D and M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3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Cercanias only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Metr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3"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osm stations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@type</text:p>
          </table:table-cell>
          <table:table-cell office:value-type="string" calcext:value-type="string">
            <text:p>@id</text:p>
          </table:table-cell>
          <table:table-cell office:value-type="string" calcext:value-type="string">
            <text:p>@lat</text:p>
          </table:table-cell>
          <table:table-cell office:value-type="string" calcext:value-type="string">
            <text:p>@l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wikid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t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0884" calcext:value-type="float">
            <text:p>258980884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Los Boliches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3214" calcext:value-type="float">
            <text:p>258983214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Fuengiro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CSV Output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8737" calcext:value-type="float">
            <text:p>259008737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Montemar Alto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[out:csv(::type,::id,::lat,::lon,name,railway, wikidata, operator, station)][timeout:25]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77" calcext:value-type="float">
            <text:p>259009677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La Col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fetch area “Málaga” to search i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86" calcext:value-type="float">
            <text:p>259009686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Los Álam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area[name="Málaga"][admin_level=6]-&gt;.searchArea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193" calcext:value-type="float">
            <text:p>739420193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El Pinill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gather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4" calcext:value-type="float">
            <text:p>739420234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Torremuell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(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5" calcext:value-type="float">
            <text:p>739420235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Torreblanc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// query part for: “railway=station”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95881917" calcext:value-type="float">
            <text:p>895881917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Pizar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nwr["railway"="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00" calcext:value-type="float">
            <text:p>1625341600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Ciudad de la Justici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Metro de Málaga</text:p>
          </table:table-cell>
          <table:table-cell table:number-columns-repeated="4"/>
          <table:table-cell office:value-type="string" calcext:value-type="string">
            <text:p><text:s text:c="2"/>nwr["railway"="halt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15" calcext:value-type="float">
            <text:p>1625341615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La Unió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<text:s text:c="2"/>nwr["railway"="service_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23" calcext:value-type="float">
            <text:p>1625341623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Andalucía Tech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35" calcext:value-type="float">
            <text:p>1625341635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Portada Alt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// print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379193791" calcext:value-type="float">
            <text:p>2379193791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Benalmadena - Arroyo de la Mi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out body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09534280" calcext:value-type="float">
            <text:p>2609534280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Málaga María Zambran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33480" calcext:value-type="float">
            <text:p>2611833480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57647" calcext:value-type="float">
            <text:p>2611857647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Guadalhorc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24608403" calcext:value-type="float">
            <text:p>2624608403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Campill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removed railway=service_statio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897360350" calcext:value-type="float">
            <text:p>2897360350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Paraninf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961672592" calcext:value-type="float">
            <text:p>2961672592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Gauc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321848202" calcext:value-type="float">
            <text:p>3321848202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Las Melliz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575055512" calcext:value-type="float">
            <text:p>3575055512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Guadalmed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14740" calcext:value-type="float">
            <text:p>3762214740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Arriat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21430" calcext:value-type="float">
            <text:p>3762221430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Benaojan-Monteja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17" calcext:value-type="float">
            <text:p>3762485517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La Luz - La Paz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20" calcext:value-type="float">
            <text:p>3762485520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Puerta Blanc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29077115" calcext:value-type="float">
            <text:p>4029077115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Málaga Centro - Alamed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60435925" calcext:value-type="float">
            <text:p>4060435925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Victoria Kent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3762070" calcext:value-type="float">
            <text:p>4343762070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4674995" calcext:value-type="float">
            <text:p>4344674995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Palacio de los Deporte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12018" calcext:value-type="float">
            <text:p>4408112018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El Perch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5456" calcext:value-type="float">
            <text:p>4408155456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Barbare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9190" calcext:value-type="float">
            <text:p>4408159190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Carran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35923" calcext:value-type="float">
            <text:p>4409535923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Princesa - Huel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58424" calcext:value-type="float">
            <text:p>4409558424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El Torc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6535024547" calcext:value-type="float">
            <text:p>6535024547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Campanill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57413126" calcext:value-type="float">
            <text:p>7557413126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Antequera-Santa A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28" calcext:value-type="float">
            <text:p>7567516128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Los Prad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48" calcext:value-type="float">
            <text:p>7567516148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Cárta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53" calcext:value-type="float">
            <text:p>7567516153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Aljai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80" calcext:value-type="float">
            <text:p>7567516180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Álo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39" calcext:value-type="float">
            <text:p>7567538139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El Chorro-Caminito del Re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43" calcext:value-type="float">
            <text:p>7567538143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Bobadil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18067" calcext:value-type="float">
            <text:p>8019118067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ond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39481" calcext:value-type="float">
            <text:p>8019139481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Almargen - Cañete la Re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1349" calcext:value-type="float">
            <text:p>8022681349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Cortes de la Fronte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7352" calcext:value-type="float">
            <text:p>8022687352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Jimera de Líba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7" calcext:value-type="float">
            <text:p>9648252627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El Cónsu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9" calcext:value-type="float">
            <text:p>9648252629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Clínic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32" calcext:value-type="float">
            <text:p>9648252632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765502810" calcext:value-type="float">
            <text:p>10765502810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Atarazan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859140164" calcext:value-type="float">
            <text:p>10859140164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La Is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1135074555" calcext:value-type="float">
            <text:p>11135074555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Antequera AV</text:p>
          </table:table-cell>
          <table:table-cell office:value-type="string" calcext:value-type="string">
            <text:p>station</text:p>
          </table:table-cell>
          <table:table-cell table:style-name="ce3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ay</text:p>
          </table:table-cell>
          <table:table-cell office:value-type="float" office:value="1171257339" calcext:value-type="float">
            <text:p>1171257339</text:p>
          </table:table-cell>
          <table:table-cell table:style-name="ce4" office:value-type="float" office:value="36.62272" calcext:value-type="float">
            <text:p>36.62272</text:p>
          </table:table-cell>
          <table:table-cell table:style-name="ce4" office:value-type="float" office:value="-4.49929" calcext:value-type="float">
            <text:p>-4.49929</text:p>
          </table:table-cell>
          <table:table-cell table:style-name="ce4" office:value-type="string" calcext:value-type="string">
            <text:p>Torremolin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0</text:p>
          </table:table-cell>
          <table:table-cell table:number-columns-repeated="6"/>
        </table:table-row>
      </table:table>
      <table:table table:name="stationlist safe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row table:style-name="ro1">
          <table:table-cell table:style-name="ce5" office:value-type="string" calcext:value-type="string">
            <text:p>slug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metro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4">
          <table:table-cell office:value-type="string" calcext:value-type="string">
            <text:p>pizarra</text:p>
          </table:table-cell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n</text:p>
          </table:table-cell>
          <table:table-cell table:formula="of:=&quot;alangranteu.github.io/&quot;&amp;[.A2]" office:value-type="string" office:string-value="alangranteu.github.io/pizarra" calcext:value-type="string">
            <text:p>alangranteu.github.io/pizarra</text:p>
          </table:table-cell>
        </table:table-row>
        <table:table-row table:style-name="ro4">
          <table:table-cell office:value-type="string" calcext:value-type="string">
            <text:p>aljaima</text:p>
          </table:table-cell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</text:p>
          </table:table-cell>
          <table:table-cell table:formula="of:=&quot;alangranteu.github.io/&quot;&amp;[.A3]" office:value-type="string" office:string-value="alangranteu.github.io/aljaima" calcext:value-type="string">
            <text:p>alangranteu.github.io/aljaima</text:p>
          </table:table-cell>
        </table:table-row>
        <table:table-row table:style-name="ro4">
          <table:table-cell office:value-type="string" calcext:value-type="string">
            <text:p>cártama</text:p>
          </table:table-cell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</text:p>
          </table:table-cell>
          <table:table-cell table:formula="of:=&quot;alangranteu.github.io/&quot;&amp;[.A4]" office:value-type="string" office:string-value="alangranteu.github.io/cártama" calcext:value-type="string">
            <text:p>alangranteu.github.io/cártama</text:p>
          </table:table-cell>
        </table:table-row>
        <table:table-row table:style-name="ro4">
          <table:table-cell office:value-type="string" calcext:value-type="string">
            <text:p>campanillas</text:p>
          </table:table-cell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</text:p>
          </table:table-cell>
          <table:table-cell table:formula="of:=&quot;alangranteu.github.io/&quot;&amp;[.A5]" office:value-type="string" office:string-value="alangranteu.github.io/campanillas" calcext:value-type="string">
            <text:p>alangranteu.github.io/campanillas</text:p>
          </table:table-cell>
        </table:table-row>
        <table:table-row table:style-name="ro4">
          <table:table-cell office:value-type="string" calcext:value-type="string">
            <text:p>los-prados</text:p>
          </table:table-cell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</text:p>
          </table:table-cell>
          <table:table-cell table:formula="of:=&quot;alangranteu.github.io/&quot;&amp;[.A6]" office:value-type="string" office:string-value="alangranteu.github.io/los-prados" calcext:value-type="string">
            <text:p>alangranteu.github.io/los-prados</text:p>
          </table:table-cell>
        </table:table-row>
        <table:table-row table:style-name="ro4">
          <table:table-cell office:value-type="string" calcext:value-type="string">
            <text:p>victoria-kent</text:p>
          </table:table-cell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</text:p>
          </table:table-cell>
          <table:table-cell table:formula="of:=&quot;alangranteu.github.io/&quot;&amp;[.A7]" office:value-type="string" office:string-value="alangranteu.github.io/victoria-kent" calcext:value-type="string">
            <text:p>alangranteu.github.io/victoria-kent</text:p>
          </table:table-cell>
        </table:table-row>
        <table:table-row table:style-name="ro4">
          <table:table-cell office:value-type="string" calcext:value-type="string">
            <text:p>guadalhorce</text:p>
          </table:table-cell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</text:p>
          </table:table-cell>
          <table:table-cell table:formula="of:=&quot;alangranteu.github.io/&quot;&amp;[.A8]" office:value-type="string" office:string-value="alangranteu.github.io/guadalhorce" calcext:value-type="string">
            <text:p>alangranteu.github.io/guadalhorce</text:p>
          </table:table-cell>
        </table:table-row>
        <table:table-row table:style-name="ro4">
          <table:table-cell office:value-type="string" calcext:value-type="string">
            <text:p>aeropuerto</text:p>
          </table:table-cell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</text:p>
          </table:table-cell>
          <table:table-cell table:formula="of:=&quot;alangranteu.github.io/&quot;&amp;[.A9]" office:value-type="string" office:string-value="alangranteu.github.io/aeropuerto" calcext:value-type="string">
            <text:p>alangranteu.github.io/aeropuerto</text:p>
          </table:table-cell>
        </table:table-row>
        <table:table-row table:style-name="ro4">
          <table:table-cell office:value-type="string" calcext:value-type="string">
            <text:p>la-colina</text:p>
          </table:table-cell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</text:p>
          </table:table-cell>
          <table:table-cell table:formula="of:=&quot;alangranteu.github.io/&quot;&amp;[.A10]" office:value-type="string" office:string-value="alangranteu.github.io/la-colina" calcext:value-type="string">
            <text:p>alangranteu.github.io/la-colina</text:p>
          </table:table-cell>
        </table:table-row>
        <table:table-row table:style-name="ro4">
          <table:table-cell office:value-type="string" calcext:value-type="string">
            <text:p>torremolinos</text:p>
          </table:table-cell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</text:p>
          </table:table-cell>
          <table:table-cell table:formula="of:=&quot;alangranteu.github.io/&quot;&amp;[.A11]" office:value-type="string" office:string-value="alangranteu.github.io/torremolinos" calcext:value-type="string">
            <text:p>alangranteu.github.io/torremolinos</text:p>
          </table:table-cell>
        </table:table-row>
        <table:table-row table:style-name="ro4">
          <table:table-cell office:value-type="string" calcext:value-type="string">
            <text:p>el-pinillo</text:p>
          </table:table-cell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</text:p>
          </table:table-cell>
          <table:table-cell table:formula="of:=&quot;alangranteu.github.io/&quot;&amp;[.A12]" office:value-type="string" office:string-value="alangranteu.github.io/el-pinillo" calcext:value-type="string">
            <text:p>alangranteu.github.io/el-pinillo</text:p>
          </table:table-cell>
        </table:table-row>
        <table:table-row table:style-name="ro4">
          <table:table-cell office:value-type="string" calcext:value-type="string">
            <text:p>benalmadena</text:p>
          </table:table-cell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</text:p>
          </table:table-cell>
          <table:table-cell table:formula="of:=&quot;alangranteu.github.io/&quot;&amp;[.A13]" office:value-type="string" office:string-value="alangranteu.github.io/benalmadena" calcext:value-type="string">
            <text:p>alangranteu.github.io/benalmadena</text:p>
          </table:table-cell>
        </table:table-row>
        <table:table-row table:style-name="ro4">
          <table:table-cell office:value-type="string" calcext:value-type="string">
            <text:p>torremuelle</text:p>
          </table:table-cell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</text:p>
          </table:table-cell>
          <table:table-cell table:formula="of:=&quot;alangranteu.github.io/&quot;&amp;[.A14]" office:value-type="string" office:string-value="alangranteu.github.io/torremuelle" calcext:value-type="string">
            <text:p>alangranteu.github.io/torremuelle</text:p>
          </table:table-cell>
        </table:table-row>
        <table:table-row table:style-name="ro4">
          <table:table-cell office:value-type="string" calcext:value-type="string">
            <text:p>carvajal</text:p>
          </table:table-cell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</text:p>
          </table:table-cell>
          <table:table-cell table:formula="of:=&quot;alangranteu.github.io/&quot;&amp;[.A15]" office:value-type="string" office:string-value="alangranteu.github.io/carvajal" calcext:value-type="string">
            <text:p>alangranteu.github.io/carvajal</text:p>
          </table:table-cell>
        </table:table-row>
        <table:table-row table:style-name="ro4">
          <table:table-cell office:value-type="string" calcext:value-type="string">
            <text:p>torreblanca</text:p>
          </table:table-cell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</text:p>
          </table:table-cell>
          <table:table-cell table:formula="of:=&quot;alangranteu.github.io/&quot;&amp;[.A16]" office:value-type="string" office:string-value="alangranteu.github.io/torreblanca" calcext:value-type="string">
            <text:p>alangranteu.github.io/torreblanca</text:p>
          </table:table-cell>
        </table:table-row>
        <table:table-row table:style-name="ro4">
          <table:table-cell office:value-type="string" calcext:value-type="string">
            <text:p>los-boliches</text:p>
          </table:table-cell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</text:p>
          </table:table-cell>
          <table:table-cell table:formula="of:=&quot;alangranteu.github.io/&quot;&amp;[.A17]" office:value-type="string" office:string-value="alangranteu.github.io/los-boliches" calcext:value-type="string">
            <text:p>alangranteu.github.io/los-boliches</text:p>
          </table:table-cell>
        </table:table-row>
        <table:table-row table:style-name="ro4">
          <table:table-cell office:value-type="string" calcext:value-type="string">
            <text:p>fuengirola</text:p>
          </table:table-cell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</text:p>
          </table:table-cell>
          <table:table-cell table:formula="of:=&quot;alangranteu.github.io/&quot;&amp;[.A18]" office:value-type="string" office:string-value="alangranteu.github.io/fuengirola" calcext:value-type="string">
            <text:p>alangranteu.github.io/fuengirola</text:p>
          </table:table-cell>
        </table:table-row>
        <table:table-row table:style-name="ro4">
          <table:table-cell office:value-type="string" calcext:value-type="string">
            <text:p>los-álamos</text:p>
          </table:table-cell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</text:p>
          </table:table-cell>
          <table:table-cell table:formula="of:=&quot;alangranteu.github.io/&quot;&amp;[.A19]" office:value-type="string" office:string-value="alangranteu.github.io/los-álamos" calcext:value-type="string">
            <text:p>alangranteu.github.io/los-álamos</text:p>
          </table:table-cell>
        </table:table-row>
        <table:table-row table:style-name="ro5">
          <table:table-cell office:value-type="string" calcext:value-type="string">
            <text:p>montemar-alto</text:p>
          </table:table-cell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</text:p>
          </table:table-cell>
          <table:table-cell table:formula="of:=&quot;alangranteu.github.io/&quot;&amp;[.A20]" office:value-type="string" office:string-value="alangranteu.github.io/montemar-alto" calcext:value-type="string">
            <text:p>alangranteu.github.io/montemar-alto</text:p>
          </table:table-cell>
        </table:table-row>
        <table:table-row table:style-name="ro6">
          <table:table-cell office:value-type="string" calcext:value-type="string">
            <text:p>Málaga-centro-alameda</text:p>
          </table:table-cell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</text:p>
          </table:table-cell>
          <table:table-cell table:formula="of:=&quot;alangranteu.github.io/&quot;&amp;[.A21]" office:value-type="string" office:string-value="alangranteu.github.io/Málaga-centro-alameda" calcext:value-type="string">
            <text:p>alangranteu.github.io/Málaga-centro-alameda</text:p>
          </table:table-cell>
        </table:table-row>
        <table:table-row table:style-name="ro5">
          <table:table-cell office:value-type="string" calcext:value-type="string">
            <text:p>málaga-maría-zambrano</text:p>
          </table:table-cell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</text:p>
          </table:table-cell>
          <table:table-cell table:formula="of:=&quot;alangranteu.github.io/&quot;&amp;[.A22]" office:value-type="string" office:string-value="alangranteu.github.io/málaga-maría-zambrano" calcext:value-type="string">
            <text:p>alangranteu.github.io/málaga-maría-zambrano</text:p>
          </table:table-cell>
        </table:table-row>
        <table:table-row table:style-name="ro7">
          <table:table-cell office:value-type="string" calcext:value-type="string">
            <text:p>álora</text:p>
          </table:table-cell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n</text:p>
          </table:table-cell>
          <table:table-cell table:formula="of:=&quot;alangranteu.github.io/&quot;&amp;[.A23]" office:value-type="string" office:string-value="alangranteu.github.io/álora" calcext:value-type="string">
            <text:p>alangranteu.github.io/álora</text:p>
          </table:table-cell>
        </table:table-row>
        <table:table-row table:style-name="ro4">
          <table:table-cell office:value-type="string" calcext:value-type="string">
            <text:p>las-mellizas</text:p>
          </table:table-cell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</text:p>
          </table:table-cell>
          <table:table-cell table:formula="of:=&quot;alangranteu.github.io/&quot;&amp;[.A24]" office:value-type="string" office:string-value="alangranteu.github.io/las-mellizas" calcext:value-type="string">
            <text:p>alangranteu.github.io/las-mellizas</text:p>
          </table:table-cell>
        </table:table-row>
        <table:table-row table:style-name="ro4">
          <table:table-cell office:value-type="string" calcext:value-type="string">
            <text:p>El-chorro</text:p>
          </table:table-cell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</text:p>
          </table:table-cell>
          <table:table-cell table:formula="of:=&quot;alangranteu.github.io/&quot;&amp;[.A25]" office:value-type="string" office:string-value="alangranteu.github.io/El-chorro" calcext:value-type="string">
            <text:p>alangranteu.github.io/El-chorro</text:p>
          </table:table-cell>
        </table:table-row>
        <table:table-row table:style-name="ro4">
          <table:table-cell office:value-type="string" calcext:value-type="string">
            <text:p>bobadilla</text:p>
          </table:table-cell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</text:p>
          </table:table-cell>
          <table:table-cell table:formula="of:=&quot;alangranteu.github.io/&quot;&amp;[.A26]" office:value-type="string" office:string-value="alangranteu.github.io/bobadilla" calcext:value-type="string">
            <text:p>alangranteu.github.io/bobadilla</text:p>
          </table:table-cell>
        </table:table-row>
        <table:table-row table:style-name="ro5">
          <table:table-cell office:value-type="string" calcext:value-type="string">
            <text:p>antequera-santa-ana</text:p>
          </table:table-cell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n</text:p>
          </table:table-cell>
          <table:table-cell table:formula="of:=&quot;alangranteu.github.io/&quot;&amp;[.A27]" office:value-type="string" office:string-value="alangranteu.github.io/antequera-santa-ana" calcext:value-type="string">
            <text:p>alangranteu.github.io/antequera-santa-ana</text:p>
          </table:table-cell>
        </table:table-row>
        <table:table-row table:style-name="ro4">
          <table:table-cell office:value-type="string" calcext:value-type="string">
            <text:p>campillos</text:p>
          </table:table-cell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</text:p>
          </table:table-cell>
          <table:table-cell table:formula="of:=&quot;alangranteu.github.io/&quot;&amp;[.A28]" office:value-type="string" office:string-value="alangranteu.github.io/campillos" calcext:value-type="string">
            <text:p>alangranteu.github.io/campillos</text:p>
          </table:table-cell>
        </table:table-row>
        <table:table-row table:style-name="ro5">
          <table:table-cell office:value-type="string" calcext:value-type="string">
            <text:p>almargen-cañete-la-real</text:p>
          </table:table-cell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</text:p>
          </table:table-cell>
          <table:table-cell table:formula="of:=&quot;alangranteu.github.io/&quot;&amp;[.A29]" office:value-type="string" office:string-value="alangranteu.github.io/almargen-cañete-la-real" calcext:value-type="string">
            <text:p>alangranteu.github.io/almargen-cañete-la-real</text:p>
          </table:table-cell>
        </table:table-row>
        <table:table-row table:style-name="ro7">
          <table:table-cell office:value-type="string" calcext:value-type="string">
            <text:p>ronda</text:p>
          </table:table-cell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n</text:p>
          </table:table-cell>
          <table:table-cell table:formula="of:=&quot;alangranteu.github.io/&quot;&amp;[.A30]" office:value-type="string" office:string-value="alangranteu.github.io/ronda" calcext:value-type="string">
            <text:p>alangranteu.github.io/ronda</text:p>
          </table:table-cell>
        </table:table-row>
        <table:table-row table:style-name="ro7">
          <table:table-cell office:value-type="string" calcext:value-type="string">
            <text:p>arriate</text:p>
          </table:table-cell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</text:p>
          </table:table-cell>
          <table:table-cell table:formula="of:=&quot;alangranteu.github.io/&quot;&amp;[.A31]" office:value-type="string" office:string-value="alangranteu.github.io/arriate" calcext:value-type="string">
            <text:p>alangranteu.github.io/arriate</text:p>
          </table:table-cell>
        </table:table-row>
        <table:table-row table:style-name="ro5">
          <table:table-cell office:value-type="string" calcext:value-type="string">
            <text:p>benaojan-montejaque</text:p>
          </table:table-cell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</text:p>
          </table:table-cell>
          <table:table-cell table:formula="of:=&quot;alangranteu.github.io/&quot;&amp;[.A32]" office:value-type="string" office:string-value="alangranteu.github.io/benaojan-montejaque" calcext:value-type="string">
            <text:p>alangranteu.github.io/benaojan-montejaque</text:p>
          </table:table-cell>
        </table:table-row>
        <table:table-row table:style-name="ro5">
          <table:table-cell office:value-type="string" calcext:value-type="string">
            <text:p>jimera-de-líbar</text:p>
          </table:table-cell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</text:p>
          </table:table-cell>
          <table:table-cell table:formula="of:=&quot;alangranteu.github.io/&quot;&amp;[.A33]" office:value-type="string" office:string-value="alangranteu.github.io/jimera-de-líbar" calcext:value-type="string">
            <text:p>alangranteu.github.io/jimera-de-líbar</text:p>
          </table:table-cell>
        </table:table-row>
        <table:table-row table:style-name="ro5">
          <table:table-cell office:value-type="string" calcext:value-type="string">
            <text:p>cortes-de-la-frontera</text:p>
          </table:table-cell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</text:p>
          </table:table-cell>
          <table:table-cell table:formula="of:=&quot;alangranteu.github.io/&quot;&amp;[.A34]" office:value-type="string" office:string-value="alangranteu.github.io/cortes-de-la-frontera" calcext:value-type="string">
            <text:p>alangranteu.github.io/cortes-de-la-frontera</text:p>
          </table:table-cell>
        </table:table-row>
        <table:table-row table:style-name="ro4">
          <table:table-cell office:value-type="string" calcext:value-type="string">
            <text:p>gaucin</text:p>
          </table:table-cell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</text:p>
          </table:table-cell>
          <table:table-cell table:formula="of:=&quot;alangranteu.github.io/&quot;&amp;[.A35]" office:value-type="string" office:string-value="alangranteu.github.io/gaucin" calcext:value-type="string">
            <text:p>alangranteu.github.io/gaucin</text:p>
          </table:table-cell>
        </table:table-row>
        <table:table-row table:style-name="ro4">
          <table:table-cell office:value-type="string" calcext:value-type="string">
            <text:p>antequera-av</text:p>
          </table:table-cell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3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</text:p>
          </table:table-cell>
          <table:table-cell table:formula="of:=&quot;alangranteu.github.io/&quot;&amp;[.A36]" office:value-type="string" office:string-value="alangranteu.github.io/antequera-av" calcext:value-type="string">
            <text:p>alangranteu.github.io/antequera-av</text:p>
          </table:table-cell>
        </table:table-row>
        <table:table-row table:style-name="ro5">
          <table:table-cell office:value-type="string" calcext:value-type="string">
            <text:p>ciudad-de-la-justicia</text:p>
          </table:table-cell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y</text:p>
          </table:table-cell>
          <table:table-cell table:formula="of:=&quot;alangranteu.github.io/&quot;&amp;[.A37]" office:value-type="string" office:string-value="alangranteu.github.io/ciudad-de-la-justicia" calcext:value-type="string">
            <text:p>alangranteu.github.io/ciudad-de-la-justicia</text:p>
          </table:table-cell>
        </table:table-row>
        <table:table-row table:style-name="ro4">
          <table:table-cell office:value-type="string" calcext:value-type="string">
            <text:p>la-unión</text:p>
          </table:table-cell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y</text:p>
          </table:table-cell>
          <table:table-cell table:formula="of:=&quot;alangranteu.github.io/&quot;&amp;[.A38]" office:value-type="string" office:string-value="alangranteu.github.io/la-unión" calcext:value-type="string">
            <text:p>alangranteu.github.io/la-unión</text:p>
          </table:table-cell>
        </table:table-row>
        <table:table-row table:style-name="ro5">
          <table:table-cell office:value-type="string" calcext:value-type="string">
            <text:p>andalucía-tech</text:p>
          </table:table-cell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y</text:p>
          </table:table-cell>
          <table:table-cell table:formula="of:=&quot;alangranteu.github.io/&quot;&amp;[.A39]" office:value-type="string" office:string-value="alangranteu.github.io/andalucía-tech" calcext:value-type="string">
            <text:p>alangranteu.github.io/andalucía-tech</text:p>
          </table:table-cell>
        </table:table-row>
        <table:table-row table:style-name="ro4">
          <table:table-cell office:value-type="string" calcext:value-type="string">
            <text:p>portada-alta</text:p>
          </table:table-cell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y</text:p>
          </table:table-cell>
          <table:table-cell table:formula="of:=&quot;alangranteu.github.io/&quot;&amp;[.A40]" office:value-type="string" office:string-value="alangranteu.github.io/portada-alta" calcext:value-type="string">
            <text:p>alangranteu.github.io/portada-alta</text:p>
          </table:table-cell>
        </table:table-row>
        <table:table-row table:style-name="ro4">
          <table:table-cell office:value-type="string" calcext:value-type="string">
            <text:p>paraninfo</text:p>
          </table:table-cell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y</text:p>
          </table:table-cell>
          <table:table-cell table:formula="of:=&quot;alangranteu.github.io/&quot;&amp;[.A41]" office:value-type="string" office:string-value="alangranteu.github.io/paraninfo" calcext:value-type="string">
            <text:p>alangranteu.github.io/paraninfo</text:p>
          </table:table-cell>
        </table:table-row>
        <table:table-row table:style-name="ro4">
          <table:table-cell office:value-type="string" calcext:value-type="string">
            <text:p>guadalmedina</text:p>
          </table:table-cell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42]" office:value-type="string" office:string-value="alangranteu.github.io/guadalmedina" calcext:value-type="string">
            <text:p>alangranteu.github.io/guadalmedina</text:p>
          </table:table-cell>
        </table:table-row>
        <table:table-row table:style-name="ro4">
          <table:table-cell office:value-type="string" calcext:value-type="string">
            <text:p>La-luz-la-paz</text:p>
          </table:table-cell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y</text:p>
          </table:table-cell>
          <table:table-cell table:formula="of:=&quot;alangranteu.github.io/&quot;&amp;[.A43]" office:value-type="string" office:string-value="alangranteu.github.io/La-luz-la-paz" calcext:value-type="string">
            <text:p>alangranteu.github.io/La-luz-la-paz</text:p>
          </table:table-cell>
        </table:table-row>
        <table:table-row table:style-name="ro4">
          <table:table-cell office:value-type="string" calcext:value-type="string">
            <text:p>puerta-blanca</text:p>
          </table:table-cell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y</text:p>
          </table:table-cell>
          <table:table-cell table:formula="of:=&quot;alangranteu.github.io/&quot;&amp;[.A44]" office:value-type="string" office:string-value="alangranteu.github.io/puerta-blanca" calcext:value-type="string">
            <text:p>alangranteu.github.io/puerta-blanca</text:p>
          </table:table-cell>
        </table:table-row>
        <table:table-row table:style-name="ro5">
          <table:table-cell office:value-type="string" calcext:value-type="string">
            <text:p>palacio-de-los-deportes</text:p>
          </table:table-cell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y</text:p>
          </table:table-cell>
          <table:table-cell table:formula="of:=&quot;alangranteu.github.io/&quot;&amp;[.A45]" office:value-type="string" office:string-value="alangranteu.github.io/palacio-de-los-deportes" calcext:value-type="string">
            <text:p>alangranteu.github.io/palacio-de-los-deportes</text:p>
          </table:table-cell>
        </table:table-row>
        <table:table-row table:style-name="ro4">
          <table:table-cell office:value-type="string" calcext:value-type="string">
            <text:p>el-perchel</text:p>
          </table:table-cell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y</text:p>
          </table:table-cell>
          <table:table-cell table:formula="of:=&quot;alangranteu.github.io/&quot;&amp;[.A46]" office:value-type="string" office:string-value="alangranteu.github.io/el-perchel" calcext:value-type="string">
            <text:p>alangranteu.github.io/el-perchel</text:p>
          </table:table-cell>
        </table:table-row>
        <table:table-row table:style-name="ro4">
          <table:table-cell office:value-type="string" calcext:value-type="string">
            <text:p>barbarela</text:p>
          </table:table-cell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y</text:p>
          </table:table-cell>
          <table:table-cell table:formula="of:=&quot;alangranteu.github.io/&quot;&amp;[.A47]" office:value-type="string" office:string-value="alangranteu.github.io/barbarela" calcext:value-type="string">
            <text:p>alangranteu.github.io/barbarela</text:p>
          </table:table-cell>
        </table:table-row>
        <table:table-row table:style-name="ro4">
          <table:table-cell office:value-type="string" calcext:value-type="string">
            <text:p>carranque</text:p>
          </table:table-cell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y</text:p>
          </table:table-cell>
          <table:table-cell table:formula="of:=&quot;alangranteu.github.io/&quot;&amp;[.A48]" office:value-type="string" office:string-value="alangranteu.github.io/carranque" calcext:value-type="string">
            <text:p>alangranteu.github.io/carranque</text:p>
          </table:table-cell>
        </table:table-row>
        <table:table-row table:style-name="ro5">
          <table:table-cell office:value-type="string" calcext:value-type="string">
            <text:p>princesa-huelin</text:p>
          </table:table-cell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y</text:p>
          </table:table-cell>
          <table:table-cell table:formula="of:=&quot;alangranteu.github.io/&quot;&amp;[.A49]" office:value-type="string" office:string-value="alangranteu.github.io/princesa-huelin" calcext:value-type="string">
            <text:p>alangranteu.github.io/princesa-huelin</text:p>
          </table:table-cell>
        </table:table-row>
        <table:table-row table:style-name="ro4">
          <table:table-cell office:value-type="string" calcext:value-type="string">
            <text:p>el-torcal</text:p>
          </table:table-cell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y</text:p>
          </table:table-cell>
          <table:table-cell table:formula="of:=&quot;alangranteu.github.io/&quot;&amp;[.A50]" office:value-type="string" office:string-value="alangranteu.github.io/el-torcal" calcext:value-type="string">
            <text:p>alangranteu.github.io/el-torcal</text:p>
          </table:table-cell>
        </table:table-row>
        <table:table-row table:style-name="ro4">
          <table:table-cell office:value-type="string" calcext:value-type="string">
            <text:p>el-cónsul</text:p>
          </table:table-cell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y</text:p>
          </table:table-cell>
          <table:table-cell table:formula="of:=&quot;alangranteu.github.io/&quot;&amp;[.A51]" office:value-type="string" office:string-value="alangranteu.github.io/el-cónsul" calcext:value-type="string">
            <text:p>alangranteu.github.io/el-cónsul</text:p>
          </table:table-cell>
        </table:table-row>
        <table:table-row table:style-name="ro4">
          <table:table-cell office:value-type="string" calcext:value-type="string">
            <text:p>clínico</text:p>
          </table:table-cell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y</text:p>
          </table:table-cell>
          <table:table-cell table:formula="of:=&quot;alangranteu.github.io/&quot;&amp;[.A52]" office:value-type="string" office:string-value="alangranteu.github.io/clínico" calcext:value-type="string">
            <text:p>alangranteu.github.io/clínico</text:p>
          </table:table-cell>
        </table:table-row>
        <table:table-row table:style-name="ro4">
          <table:table-cell office:value-type="string" calcext:value-type="string">
            <text:p>universidad</text:p>
          </table:table-cell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y</text:p>
          </table:table-cell>
          <table:table-cell table:formula="of:=&quot;alangranteu.github.io/&quot;&amp;[.A53]" office:value-type="string" office:string-value="alangranteu.github.io/universidad" calcext:value-type="string">
            <text:p>alangranteu.github.io/universidad</text:p>
          </table:table-cell>
        </table:table-row>
        <table:table-row table:style-name="ro4">
          <table:table-cell office:value-type="string" calcext:value-type="string">
            <text:p>atarazanas</text:p>
          </table:table-cell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54]" office:value-type="string" office:string-value="alangranteu.github.io/atarazanas" calcext:value-type="string">
            <text:p>alangranteu.github.io/atarazanas</text:p>
          </table:table-cell>
        </table:table-row>
        <table:table-row table:style-name="ro7">
          <table:table-cell office:value-type="string" calcext:value-type="string">
            <text:p>la-isla</text:p>
          </table:table-cell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y</text:p>
          </table:table-cell>
          <table:table-cell table:formula="of:=&quot;alangranteu.github.io/&quot;&amp;[.A55]" office:value-type="string" office:string-value="alangranteu.github.io/la-isla" calcext:value-type="string">
            <text:p>alangranteu.github.io/la-isla</text:p>
          </table:table-cell>
        </table:table-row>
      </table:table>
      <table:table table:name="stationlist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row table:style-name="ro1">
          <table:table-cell table:style-name="ce5" office:value-type="string" calcext:value-type="string">
            <text:p>slug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metro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4">
          <table:table-cell office:value-type="string" calcext:value-type="string">
            <text:p>pizarra</text:p>
          </table:table-cell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n</text:p>
          </table:table-cell>
          <table:table-cell table:formula="of:=&quot;alangranteu.github.io/&quot;&amp;[.A2]" office:value-type="string" office:string-value="alangranteu.github.io/pizarra" calcext:value-type="string">
            <text:p>alangranteu.github.io/pizarra</text:p>
          </table:table-cell>
        </table:table-row>
        <table:table-row table:style-name="ro4">
          <table:table-cell office:value-type="string" calcext:value-type="string">
            <text:p>aljaima</text:p>
          </table:table-cell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</text:p>
          </table:table-cell>
          <table:table-cell table:formula="of:=&quot;alangranteu.github.io/&quot;&amp;[.A3]" office:value-type="string" office:string-value="alangranteu.github.io/aljaima" calcext:value-type="string">
            <text:p>alangranteu.github.io/aljaima</text:p>
          </table:table-cell>
        </table:table-row>
        <table:table-row table:style-name="ro4">
          <table:table-cell office:value-type="string" calcext:value-type="string">
            <text:p>torremolinos</text:p>
          </table:table-cell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</text:p>
          </table:table-cell>
          <table:table-cell table:formula="of:=&quot;alangranteu.github.io/&quot;&amp;[.A4]" office:value-type="string" office:string-value="alangranteu.github.io/torremolinos" calcext:value-type="string">
            <text:p>alangranteu.github.io/torremolinos</text:p>
          </table:table-cell>
        </table:table-row>
        <table:table-row table:style-name="ro4">
          <table:table-cell office:value-type="string" calcext:value-type="string">
            <text:p>el-pinillo</text:p>
          </table:table-cell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</text:p>
          </table:table-cell>
          <table:table-cell table:formula="of:=&quot;alangranteu.github.io/&quot;&amp;[.A5]" office:value-type="string" office:string-value="alangranteu.github.io/el-pinillo" calcext:value-type="string">
            <text:p>alangranteu.github.io/el-pinillo</text:p>
          </table:table-cell>
        </table:table-row>
        <table:table-row table:style-name="ro4">
          <table:table-cell office:value-type="string" calcext:value-type="string">
            <text:p>torremuelle</text:p>
          </table:table-cell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</text:p>
          </table:table-cell>
          <table:table-cell table:formula="of:=&quot;alangranteu.github.io/&quot;&amp;[.A6]" office:value-type="string" office:string-value="alangranteu.github.io/torremuelle" calcext:value-type="string">
            <text:p>alangranteu.github.io/torremuelle</text:p>
          </table:table-cell>
        </table:table-row>
        <table:table-row table:style-name="ro4">
          <table:table-cell office:value-type="string" calcext:value-type="string">
            <text:p>carvajal</text:p>
          </table:table-cell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</text:p>
          </table:table-cell>
          <table:table-cell table:formula="of:=&quot;alangranteu.github.io/&quot;&amp;[.A7]" office:value-type="string" office:string-value="alangranteu.github.io/carvajal" calcext:value-type="string">
            <text:p>alangranteu.github.io/carvaj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€</number:text>
      <number:number number:decimal-places="0" number:min-decimal-places="0" number:min-integer-digits="1" number:grouping="true"/>
    </number:number-style>
    <number:number-style style:name="N120">
      <number:text>-€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€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€</number:text>
      <number:number number:decimal-places="2" number:min-decimal-places="2" number:min-integer-digits="1" number:grouping="true"/>
    </number:number-style>
    <number:number-style style:name="N123">
      <number:text>-€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€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21:12:23.6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08:25:04.971000000</meta:creation-date>
    <dc:date>2024-02-11T21:16:04.480000000</dc:date>
    <meta:editing-duration>PT1H38M42S</meta:editing-duration>
    <meta:editing-cycles>17</meta:editing-cycles>
    <meta:generator>LibreOffice/7.5.3.2$Windows_X86_64 LibreOffice_project/9f56dff12ba03b9acd7730a5a481eea045e468f3</meta:generator>
    <meta:document-statistic meta:table-count="6" meta:cell-count="1422" meta:object-count="0"/>
  </office:meta>
</office:document-meta>
</file>